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2.142cm" draw:visible-area-height="1.825cm" draw:ole-draw-aspect="1"/>
    </style:style>
    <style:style style:name="gr2" style:family="graphic" style:parent-style-name="standard">
      <style:graphic-properties draw:visible-area-left="0cm" draw:visible-area-top="0cm" draw:visible-area-width="12.142cm" draw:visible-area-height="7.01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7.576cm" svg:height="2.576cm" svg:x="1.5cm" svg:y="1.124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3.071cm" svg:height="13.318cm" svg:x="-1.071cm" svg:y="4.5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1:37:04.59</dc:date>
    <meta:editing-duration>PT5M25S</meta:editing-duration>
    <meta:editing-cycles>1</meta:editing-cycles>
    <meta:document-statistic meta:object-count="2"/>
    <meta:generator>OpenOffice.org/3.3$Win32 OpenOffice.org_project/330m20$Build-9567</meta:generator>
  </office:meta>
</office:document-meta>
</file>